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7.013cm" fo:margin-left="0cm" fo:margin-right="-0.012cm" style:page-number="auto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7.013cm" fo:margin-left="0cm" fo:margin-right="-0.012cm" style:page-number="auto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/CIAM/HEADER_CAISSE_PREST_CIAM_VIDE#%</text:p>
      <text:p text:style-name="P13"/>
      <text:p text:style-name="P13"/>
      <text:p text:style-name="P21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14"/>
      <text:p text:style-name="P14"/>
      <text:p text:style-name="P20">%=remLineWhenBlank(TITRE_API,-2)=%</text:p>
      <text:p text:style-name="P15">%=remLineWhenBlank(TEXTE_API,1)=%</text:p>
      <text:p text:style-name="P16"/>
      <text:p text:style-name="P16">%=remLineWhenBlank(PLUSIEURS_ATT_FAMILLE,1)=%</text:p>
      <text:p text:style-name="P16"/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Sylvain Crelier</dc:creator>
    <dc:date>2013-01-14T17:02:06.29</dc:date>
    <meta:editing-cycles>89</meta:editing-cycles>
    <meta:editing-duration>PT5H8M22S</meta:editing-duration>
    <meta:document-statistic meta:table-count="4" meta:image-count="0" meta:object-count="0" meta:page-count="1" meta:paragraph-count="26" meta:word-count="30" meta:character-count="834"/>
    <meta:user-defined meta:name="Info 1"/>
    <meta:user-defined meta:name="Info 2"/>
    <meta:user-defined meta:name="Info 3"/>
    <meta:user-defined meta:name="Info 4"/>
  </office:meta>
</office:document-meta>
</file>